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pletTransformer.service( ServiceManager a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opletTransform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CopletTransformer.getCopletInstance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CopletTransformer.getCopletInstanceData( String instance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